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24c7" officeooo:paragraph-rsid="003c24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paragraph-rsid="003e23f6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3e23f6" officeooo:paragraph-rsid="003e23f6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3efcfc" officeooo:paragraph-rsid="003efcfc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3fb589" officeooo:paragraph-rsid="003fb589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weight="bold" officeooo:rsid="003efcfc" officeooo:paragraph-rsid="003efcfc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3fb589" officeooo:paragraph-rsid="003fb589" style:font-size-asian="12pt" style:font-name-complex="Times New Roman5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officeooo:rsid="003fb589" officeooo:paragraph-rsid="003fb589" style:font-size-asian="12pt" style:font-name-complex="Times New Roman5" style:font-size-complex="12pt"/>
    </style:style>
    <style:style style:name="P20" style:family="paragraph" style:parent-style-name="Preformatted_20_Text">
      <style:paragraph-properties fo:margin-left="0cm" fo:margin-right="0cm" fo:text-indent="0cm" style:auto-text-indent="false"/>
      <style:text-properties officeooo:paragraph-rsid="003c24c7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officeooo:paragraph-rsid="003efcfc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Листинг">
      <style:paragraph-properties fo:margin-left="0cm" fo:margin-right="0cm" fo:text-indent="0cm" style:auto-text-indent="false"/>
      <style:text-properties fo:color="#000000" officeooo:rsid="00136246" officeooo:paragraph-rsid="00136246"/>
    </style:style>
    <style:style style:name="P24" style:family="paragraph" style:parent-style-name="Листинг">
      <style:paragraph-properties fo:margin-left="0cm" fo:margin-right="0cm" fo:text-indent="0cm" style:auto-text-indent="false"/>
      <style:text-properties fo:color="#000000" officeooo:rsid="00136246" officeooo:paragraph-rsid="004079c9"/>
    </style:style>
    <style:style style:name="P25" style:family="paragraph" style:parent-style-name="Листинг">
      <style:paragraph-properties fo:margin-left="0cm" fo:margin-right="0cm" fo:text-indent="0cm" style:auto-text-indent="false"/>
      <style:text-properties officeooo:paragraph-rsid="00136246"/>
    </style:style>
    <style:style style:name="P26" style:family="paragraph" style:parent-style-name="Text_20_body">
      <style:text-properties officeooo:rsid="000ef043" officeooo:paragraph-rsid="000ef043"/>
    </style:style>
    <style:style style:name="P27" style:family="paragraph" style:parent-style-name="Text_20_body">
      <style:text-properties fo:color="#000000" officeooo:rsid="003c24c7" officeooo:paragraph-rsid="003c24c7"/>
    </style:style>
    <style:style style:name="P28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0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1" style:family="paragraph" style:parent-style-name="Standard">
      <style:text-properties fo:color="#ff0000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officeooo:paragraph-rsid="0018933d"/>
    </style:style>
    <style:style style:name="P34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5" style:family="paragraph" style:parent-style-name="Table">
      <style:paragraph-properties fo:keep-with-next="always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Text_20_body">
      <style:paragraph-properties fo:margin-top="0cm" fo:margin-bottom="0.499cm" loext:contextual-spacing="false"/>
    </style:style>
    <style:style style:name="P38" style:family="paragraph" style:parent-style-name="Text_20_body">
      <style:paragraph-properties fo:margin-top="0cm" fo:margin-bottom="0.499cm" loext:contextual-spacing="false"/>
      <style:text-properties officeooo:paragraph-rsid="003c24c7"/>
    </style:style>
    <style:style style:name="P3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3e23f6" officeooo:paragraph-rsid="003e23f6" style:font-size-asian="14pt" style:language-asian="ru" style:country-asian="RU" style:font-name-complex="Times New Roman5" style:font-size-complex="14pt" style:language-complex="ar" style:country-complex="SA"/>
    </style:style>
    <style:style style:name="P4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3efcfc" officeooo:paragraph-rsid="003efcfc" style:font-size-asian="14pt" style:language-asian="ru" style:country-asian="RU" style:font-name-complex="Times New Roman5" style:font-size-complex="14pt" style:language-complex="ar" style:country-complex="SA"/>
    </style:style>
    <style:style style:name="P4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weight="bold" officeooo:rsid="003e23f6" officeooo:paragraph-rsid="003e23f6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43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fo:font-weight="normal" officeooo:rsid="003efcfc" officeooo:paragraph-rsid="003efcfc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44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fo:font-weight="bold" officeooo:rsid="003efcfc" officeooo:paragraph-rsid="003efcfc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45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3efcfc" officeooo:paragraph-rsid="003efcfc" style:font-size-asian="14pt" style:language-asian="ru" style:country-asian="RU" style:font-name-complex="Times New Roman5" style:font-size-complex="14pt" style:language-complex="ar" style:country-complex="SA"/>
    </style:style>
    <style:style style:name="P46" style:family="paragraph" style:parent-style-name="Standard">
      <style:text-properties fo:color="#000000" style:font-name="Times New Roman" fo:font-size="14pt" fo:language="ru" fo:country="RU" officeooo:rsid="003e23f6" officeooo:paragraph-rsid="003e23f6" style:font-size-asian="14pt" style:language-asian="ru" style:country-asian="RU" style:font-name-complex="Times New Roman5" style:font-size-complex="12pt" style:language-complex="ar" style:country-complex="SA"/>
    </style:style>
    <style:style style:name="P47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4pt" fo:language="ru" fo:country="RU" fo:font-weight="bold" officeooo:rsid="003e23f6" officeooo:paragraph-rsid="003efcfc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48" style:family="paragraph" style:parent-style-name="Листинг">
      <style:paragraph-properties fo:margin-left="0cm" fo:margin-right="0cm" fo:text-indent="0cm" style:auto-text-indent="false"/>
      <style:text-properties fo:color="#000000" officeooo:rsid="00136246" officeooo:paragraph-rsid="00136246"/>
    </style:style>
    <style:style style:name="P49" style:family="paragraph" style:parent-style-name="Heading_20_1">
      <style:paragraph-properties fo:break-before="page"/>
      <style:text-properties officeooo:rsid="000ef043" officeooo:paragraph-rsid="003724e9"/>
    </style:style>
    <style:style style:name="P50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officeooo:rsid="0042347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" style:family="text">
      <style:text-properties style:font-name="Times New Roman" fo:font-size="14pt" fo:language="ru" fo:country="RU" fo:font-weight="bold" officeooo:rsid="003e23f6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style:font-name="Times New Roman" fo:font-size="14pt" fo:language="ru" fo:country="RU" officeooo:rsid="003c24c7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0" style:family="text">
      <style:text-properties style:font-name="Times New Roman" fo:font-size="14pt" fo:language="ru" fo:country="RU" officeooo:rsid="003e23f6" style:font-size-asian="14pt" style:language-asian="ru" style:country-asian="RU" style:font-name-complex="Times New Roman5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officeooo:rsid="0012d0fd" style:font-size-asian="14pt" style:language-asian="ru" style:country-asian="RU" style:font-name-complex="Times New Roman5" style:font-size-complex="14pt" style:language-complex="ar" style:country-complex="SA"/>
    </style:style>
    <style:style style:name="T12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ru" fo:country="RU" fo:font-style="normal" officeooo:rsid="004079c9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15" style:family="text">
      <style:text-properties style:font-name="Times New Roman" fo:font-size="14pt" fo:language="ru" fo:country="RU" fo:font-weight="normal" officeooo:rsid="003fb589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16" style:family="text">
      <style:text-properties style:font-name="Times New Roman" fo:font-size="14pt" officeooo:rsid="004079c9"/>
    </style:style>
    <style:style style:name="T17" style:family="text">
      <style:text-properties style:font-name="Times New Roman" style:font-size-complex="14pt"/>
    </style:style>
    <style:style style:name="T18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9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000000" style:font-name="Times New Roman" fo:font-size="14pt" fo:language="ru" fo:country="RU" fo:font-weight="bold" officeooo:rsid="003c24c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2" style:family="text">
      <style:text-properties fo:color="#00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3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4" style:family="text">
      <style:text-properties fo:color="#000000" style:font-name="Times New Roman" fo:font-size="14pt" fo:language="ru" fo:country="RU" officeooo:rsid="003c24c7" style:font-size-asian="14pt" style:language-asian="ru" style:country-asian="RU" style:font-name-complex="Times New Roman5" style:font-size-complex="12pt" style:language-complex="ar" style:country-complex="SA"/>
    </style:style>
    <style:style style:name="T25" style:family="text">
      <style:text-properties fo:color="#000000" style:font-name="Times New Roman" fo:font-size="14pt" officeooo:rsid="003c24c7" style:font-size-complex="14pt"/>
    </style:style>
    <style:style style:name="T26" style:family="text">
      <style:text-properties fo:color="#000000" officeooo:rsid="00136246"/>
    </style:style>
    <style:style style:name="T27" style:family="text">
      <style:text-properties fo:color="#000000" officeooo:rsid="004079c9"/>
    </style:style>
    <style:style style:name="T28" style:family="text">
      <style:text-properties fo:color="#000000" style:font-name="Courier New" fo:font-size="11pt" officeooo:rsid="004079c9"/>
    </style:style>
    <style:style style:name="T29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0" style:family="text">
      <style:text-properties fo:font-variant="normal" fo:text-transform="none" fo:color="#000000" style:font-name="Times New Roman" fo:font-size="14pt" fo:language="ru" fo:country="RU" officeooo:rsid="003c24c7" fo:background-color="transparent" loext:char-shading-value="0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1" style:family="text">
      <style:text-properties officeooo:rsid="0013326f"/>
    </style:style>
    <style:style style:name="T32" style:family="text">
      <style:text-properties officeooo:rsid="001b2153"/>
    </style:style>
    <style:style style:name="T33" style:family="text">
      <style:text-properties fo:color="#ce181e" officeooo:rsid="0018933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36246" style:font-weight-asian="normal" style:font-weight-complex="normal"/>
    </style:style>
    <style:style style:name="T36" style:family="text">
      <style:text-properties fo:font-weight="normal" officeooo:rsid="0025a4f4" style:font-weight-asian="normal" style:font-weight-complex="normal"/>
    </style:style>
    <style:style style:name="T37" style:family="text">
      <style:text-properties officeooo:rsid="003fb589"/>
    </style:style>
    <style:style style:name="T38" style:family="text">
      <style:text-properties officeooo:rsid="0018933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6">Кафедра МО ЭВМ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4"><text:span text:style-name="Book_20_Title"><text:span text:style-name="T18">отчет</text:span></text:span></text:p>
      <text:p text:style-name="P1"><text:span text:style-name="T3">по лабораторной работе</text:span><text:span text:style-name="T19"> </text:span><text:span text:style-name="T20">№</text:span><text:span text:style-name="T22">1</text:span></text:p>
      <text:p text:style-name="P1"><text:span text:style-name="T3">по дисциплине </text:span><text:span text:style-name="T20">«</text:span><text:span text:style-name="T21">Программирование</text:span><text:span text:style-name="T20">»</text:span></text:p>
      <text:p text:style-name="P1"><text:span text:style-name="Book_20_Title"><text:span text:style-name="T29">Тема: </text:span></text:span><text:span text:style-name="Book_20_Title"><text:span text:style-name="T30">Условия,циклы,оператор switch.</text:span></text:span></text:p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17">Студент гр. </text:span><text:span text:style-name="T25">1304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9">Басыров В.А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9">Чайка К.В.</text:p>
          </table:table-cell>
        </table:table-row>
      </table:table>
      <text:p text:style-name="P4"/>
      <text:p text:style-name="P4"/>
      <text:p text:style-name="P4">Санкт-Петербург</text:p>
      <text:p text:style-name="P32"><text:span text:style-name="T8">20</text:span><text:span text:style-name="T9">21</text:span></text:p>
      <text:h text:style-name="P51" text:outline-level="2">Цель работы.</text:h>
      <text:p text:style-name="P27">Изучение базовых конструкция языка Си. <text:s/>Применение этих конструкций на практике.</text:p>
      <text:p text:style-name="P26"/>
      <text:h text:style-name="Heading_20_2" text:outline-level="2">Задание.</text:h>
      <text:p text:style-name="P37"><text:bookmark text:name="yui_3_17_2_1_1633444166511_128"/><text:span text:style-name="T23">Реализ</text:span><text:span text:style-name="T24">овать </text:span><text:span text:style-name="T23">программу, на вход которой подается одно из </text:span><text:span text:style-name="Strong_20_Emphasis"><text:span text:style-name="T23">значений</text:span></text:span><text:span text:style-name="T23"> 0, 1, 2, 3 и </text:span><text:span text:style-name="Strong_20_Emphasis"><text:span text:style-name="T23">массив</text:span></text:span><text:span text:style-name="T23"> целых чисел </text:span><text:span text:style-name="Strong_20_Emphasis"><text:span text:style-name="T23">размера</text:span></text:span><text:span text:style-name="T23"> </text:span><text:span text:style-name="Strong_20_Emphasis"><text:span text:style-name="T23">не больше </text:span></text:span><text:span text:style-name="T23">100. Числа разделены пробелами. Строка заканчивается символом перевода строки.</text:span></text:p>
      <text:p text:style-name="P38">В зависимости от <text:span text:style-name="Strong_20_Emphasis">значения</text:span>, функция должна выводить следующее:</text:p>
      <text:section text:style-name="Sect1" text:name="yui_3_17_2_1_1633444166511_119">
        <text:p text:style-name="P20"><text:span text:style-name="Source_20_Text"><text:s text:c="6"/>0 : индекс первого отрицательного элемента. (index_first_negative)</text:span></text:p>
        <text:p text:style-name="Preformatted_20_Text"><text:span text:style-name="Source_20_Text">1 : индекс последнего отрицательного элемента. (index_last_negative)</text:span></text:p>
        <text:p text:style-name="Preformatted_20_Text"><text:span text:style-name="Source_20_Text">2 : Найти сумму модулей элементов массива, расположенных от первого отрицательного элемента (включая элемент) и до последнего отрицательного (не включая элемент). (sum_between_negative)</text:span></text:p>
        <text:p text:style-name="P36"><text:span text:style-name="Source_20_Text">3 : Найти сумму модулей элементов массива, расположенных до первого отрицательного элемента (не включая элемент) и после последнего отрицательного (включая элемент). <text:s/>(sum_before_and_after_negative)</text:span></text:p>
      </text:section>
      <text:p text:style-name="P46">Оформить в виде функций.Вариант 4</text:p>
      <text:p text:style-name="P28"/>
      <text:h text:style-name="Heading_20_2" text:outline-level="2">Основные теоретические положения.</text:h>
      <text:p text:style-name="P10"><text:span text:style-name="T5">stdio.h</text:span><text:span text:style-name="T10">-Стандартная библиотека ввода и вывода</text:span></text:p>
      <text:p text:style-name="P40"/>
      <text:p text:style-name="P12"><text:span text:style-name="T5">s</text:span><text:span text:style-name="T4">tdlib.h</text:span><text:span text:style-name="T6">-Библиотека,из которой берем операцию abs()</text:span></text:p>
      <text:p text:style-name="P41"/>
      <text:p text:style-name="P12"><text:span text:style-name="T4">abs(n)</text:span><text:span text:style-name="T6">-модуль числа n</text:span></text:p>
      <text:p text:style-name="P47"><text:tab/></text:p>
      <text:p text:style-name="P21"><text:span text:style-name="T5"><text:tab/>printf(&lt;строка форматов&gt;,арг 1,арг 2,…,арг n)</text:span><text:span text:style-name="T10">-вывод </text:span></text:p>
      <text:p text:style-name="P40"/>
      <text:p text:style-name="P11"><text:soft-page-break/><text:span text:style-name="T4">scanf(&lt;строка форматов&gt;,арг 1,арг 2,…,арг n)</text:span><text:span text:style-name="T6">-ввод</text:span></text:p>
      <text:p text:style-name="P40"/>
      <text:p text:style-name="P42">if (&lt;условие&gt;)</text:p>
      <text:p text:style-name="P42"><text:s text:c="5"/>{тело}</text:p>
      <text:p text:style-name="P42"/>
      <text:p text:style-name="P42">else </text:p>
      <text:p text:style-name="P11"><text:span text:style-name="T4"><text:s text:c="3"/>{тело}</text:span><text:span text:style-name="T6">-условный оператор</text:span></text:p>
      <text:p text:style-name="P40"/>
      <text:p text:style-name="P42">while (условие)</text:p>
      <text:p text:style-name="P11"><text:span text:style-name="T4"><text:tab/>{тело} </text:span><text:span text:style-name="T6">-цикл с предусловием</text:span></text:p>
      <text:p text:style-name="P40"/>
      <text:p text:style-name="P42">do </text:p>
      <text:p text:style-name="P42"><text:s/>{тело}</text:p>
      <text:p text:style-name="P11"><text:span text:style-name="T4">while (условие) </text:span><text:span text:style-name="T6">-цикл с постусловием</text:span></text:p>
      <text:p text:style-name="P40"/>
      <text:p text:style-name="P42">switch(выражение)</text:p>
      <text:p text:style-name="P42">{ case_1: тело1</text:p>
      <text:p text:style-name="P42">case_2:тело2</text:p>
      <text:p text:style-name="P42">case_n:тело n</text:p>
      <text:p text:style-name="P11"><text:span text:style-name="T4">default:тело_def}</text:span><text:span text:style-name="T6"> -оператор множественного выбора</text:span></text:p>
      <text:p text:style-name="P40"/>
      <text:p text:style-name="P29"/>
      <text:h text:style-name="Heading_20_2" text:outline-level="2">Выполнение работы.</text:h>
      <text:p text:style-name="P15"><text:span text:style-name="T7">П</text:span><text:span text:style-name="T6">еременные:</text:span></text:p>
      <text:p text:style-name="P15"><text:span text:style-name="T6"><text:s/></text:span><text:span text:style-name="T14"><text:s text:c="3"/>Во всех функциях передается массив s[] и длина массива n.</text:span></text:p>
      <text:p text:style-name="P43">В качестве переменной счетчика используется переменная i во всех функциях.</text:p>
      <text:p text:style-name="P43"><text:soft-page-break/>В функциях sum_between_even_odd <text:s/>и <text:s/>sum_before_even_and_after_odd переменная start-первый четный элемент,а finish-последний нечетный элемент.Переменная sum-сумма всех элементов.</text:p>
      <text:p text:style-name="P15"><text:span text:style-name="T14">В int main() переменная choose-переменная,в которую пользователь вводит операцию,</text:span><text:span text:style-name="T15">с-символ пробела или перевода строки(в зависимости от введения числа),i-длина массива,введенного пользователем.</text:span></text:p>
      <text:p text:style-name="P44"><text:s text:c="4"/></text:p>
      <text:p text:style-name="P45"><text:tab/></text:p>
      <text:p text:style-name="P13"><text:span text:style-name="T11">В</text:span><text:span text:style-name="T6">се функции описаны в условии задачи.</text:span></text:p>
      <text:p text:style-name="P8"/>
      <text:p text:style-name="P16"/>
      <text:h text:style-name="P50" text:outline-level="2"><text:span text:style-name="T31">Тестирование</text:span>.</text:h>
      <text:p text:style-name="P31">Здесь результаты тестирования, которые помещаются на одну страницу.</text:p>
      <text:p text:style-name="Text_20_body"><text:span text:style-name="T35">Ре</text:span><text:span text:style-name="T34">зультаты </text:span><text:span text:style-name="T36">тестирования представлены в табл. 1.</text:span></text:p>
      <text:p text:style-name="P35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3896191020704">
          <table:table-cell table:style-name="Таблица2.A1" office:value-type="string">
            <text:p text:style-name="P17">№ п/п</text:p>
          </table:table-cell>
          <table:table-cell table:style-name="Таблица2.A1" office:value-type="string">
            <text:p text:style-name="P17">Входные данные</text:p>
          </table:table-cell>
          <table:table-cell table:style-name="Таблица2.A1" office:value-type="string">
            <text:p text:style-name="P17">Выходные данные</text:p>
          </table:table-cell>
          <table:table-cell table:style-name="Таблица2.D1" office:value-type="string">
            <text:p text:style-name="P17">Комментарии</text:p>
          </table:table-cell>
        </table:table-row>
        <table:table-row table:style-name="TableLine93896191153872">
          <table:table-cell table:style-name="Таблица2.A2" office:value-type="string">
            <text:list xml:id="list2357419557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18">0 1 2 3 4</text:p>
          </table:table-cell>
          <table:table-cell table:style-name="Таблица2.A2" office:value-type="string">
            <text:p text:style-name="P18">1</text:p>
          </table:table-cell>
          <table:table-cell table:style-name="Таблица2.D2" office:value-type="string">
            <text:p text:style-name="P18">1 четный элемент 2 с индексом 1</text:p>
          </table:table-cell>
        </table:table-row>
        <table:table-row table:style-name="TableLine93896191156176">
          <table:table-cell table:style-name="Таблица2.A2" office:value-type="string">
            <text:list xml:id="list121320965445764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18">1 5 6 7 8</text:p>
          </table:table-cell>
          <table:table-cell table:style-name="Таблица2.A2" office:value-type="string">
            <text:p text:style-name="P18">2</text:p>
          </table:table-cell>
          <table:table-cell table:style-name="Таблица2.D2" office:value-type="string">
            <text:p text:style-name="P18">Последний нечетный элемент 7 с индексом 2</text:p>
          </table:table-cell>
        </table:table-row>
        <table:table-row table:style-name="TableLine93896191157088">
          <table:table-cell table:style-name="Таблица2.A2" office:value-type="string">
            <text:list xml:id="list121322012998593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18">2 5 6 7 8 9</text:p>
          </table:table-cell>
          <table:table-cell table:style-name="Таблица2.A2" office:value-type="string">
            <text:p text:style-name="P18">21</text:p>
          </table:table-cell>
          <table:table-cell table:style-name="Таблица2.D2" office:value-type="string">
            <text:p text:style-name="P18">Сумма 6 7 и 8</text:p>
          </table:table-cell>
        </table:table-row>
        <table:table-row table:style-name="TableLine93896191158128">
          <table:table-cell table:style-name="Таблица2.A2" office:value-type="string">
            <text:p text:style-name="P19"><text:s/>4</text:p>
          </table:table-cell>
          <table:table-cell table:style-name="Таблица2.A2" office:value-type="string">
            <text:p text:style-name="P18">3 2 4 6 8 9</text:p>
          </table:table-cell>
          <table:table-cell table:style-name="Таблица2.A2" office:value-type="string">
            <text:p text:style-name="P18">9</text:p>
          </table:table-cell>
          <table:table-cell table:style-name="Таблица2.D2" office:value-type="string">
            <text:p text:style-name="P18">Единственный неч член-9</text:p>
          </table:table-cell>
        </table:table-row>
      </table:table>
      <text:p text:style-name="P30"/>
      <text:h text:style-name="Heading_20_2" text:outline-level="2">Выводы.</text:h>
      <text:p text:style-name="P5">Были изучены основные управляющие конструкции языка <text:span text:style-name="T37">Си,стандартной библиотеки stdio.h.</text:span></text:p>
      <text:p text:style-name="P13"><text:span text:style-name="T12">Разработана программа,которое способно обрабатывать элементы массива,находить четные,нечетные элементы и суммы элементов по определенным условиям. Для реализации понадобилось применить </text:span><text:soft-page-break/><text:span text:style-name="T12">циклы:счетчик for, цикл с постусловием do, а также условный оператор if else, и оператор множественного выбора switch, а также </text:span><text:span text:style-name="T13">использованы функции и ключевое слово break.</text:span></text:p>
      <text:p text:style-name="Standard"/>
      <text:h text:style-name="P49" text:outline-level="1">Приложение А<text:line-break/>Исходный код программы<text:span text:style-name="T33"> </text:span></text:h>
      <text:p text:style-name="P33"><text:span text:style-name="T32">Название</text:span><text:span text:style-name="T38"> файла: </text:span><text:span text:style-name="T16">1304</text:span>_PR<text:span text:style-name="T16">_</text:span><text:span text:style-name="T1">B</text:span><text:span text:style-name="T16">as</text:span>yrov<text:span text:style-name="T1">_VA_lb1.c</text:span></text:p>
      <text:p text:style-name="P23">#include &lt;stdio.h&gt;</text:p>
      <text:p text:style-name="P23">#include &lt;stdlib.h&gt;</text:p>
      <text:p text:style-name="P23">int index_first_even(int s[],int n)</text:p>
      <text:p text:style-name="P23">{ <text:s text:c="6"/>for (int i=0;i&lt;n;i++)</text:p>
      <text:p text:style-name="P23"><text:s text:c="16"/>if (!(s[i]%2))</text:p>
      <text:p text:style-name="P23"><text:s text:c="24"/>return i;}</text:p>
      <text:p text:style-name="P23"/>
      <text:p text:style-name="P23">int <text:s/>index_last_odd(int s[],int n)</text:p>
      <text:p text:style-name="P23">{ <text:s text:c="6"/>for (int i=n-1;i&gt;-1;i--)</text:p>
      <text:p text:style-name="P23"><text:s text:c="16"/>if (s[i]%2)</text:p>
      <text:p text:style-name="P23"><text:s text:c="24"/>return i;}</text:p>
      <text:p text:style-name="P23"/>
      <text:p text:style-name="P23">int <text:s/>sum_between_even_odd(int s[],int n)</text:p>
      <text:p text:style-name="P25"><text:span text:style-name="T26">{ in</text:span><text:span text:style-name="T28">t</text:span><text:span text:style-name="T27"> </text:span><text:span text:style-name="T26">start=index_first_even(s,n),finish=index_last_odd(s,n),sum=0;</text:span></text:p>
      <text:p text:style-name="P23"><text:s text:c="8"/>for (int i=start;i&lt;finish;i++)</text:p>
      <text:p text:style-name="P23"><text:s text:c="16"/>sum+=abs(s[i]);</text:p>
      <text:p text:style-name="P23"><text:s text:c="8"/>return sum;}</text:p>
      <text:p text:style-name="P23">int sum_before_even_and_after_odd(int s[],int n)</text:p>
      <text:p text:style-name="P23">{ int start=index_first_even(s,n),finish=index_last_odd(s,n),sum=0;</text:p>
      <text:p text:style-name="P23"><text:s text:c="8"/>for (int i=0;i&lt;start;i++)</text:p>
      <text:p text:style-name="P23"><text:s text:c="16"/>sum+=abs(s[i]);</text:p>
      <text:p text:style-name="P23"><text:s text:c="8"/>for (int i=finish;i&lt;n;i++)</text:p>
      <text:p text:style-name="P23"><text:s text:c="16"/>sum+=abs(s[i]);</text:p>
      <text:p text:style-name="P23"><text:s text:c="8"/>return sum; <text:s text:c="12"/>}</text:p>
      <text:p text:style-name="P23"/>
      <text:p text:style-name="P23">int main()</text:p>
      <text:p text:style-name="P23">{ <text:s text:c="6"/>int s[100]={},i=0,choose;</text:p>
      <text:p text:style-name="P23"><text:s text:c="8"/>char c;</text:p>
      <text:p text:style-name="P23"><text:s text:c="8"/>scanf("%d",&amp;choose);</text:p>
      <text:p text:style-name="P23"><text:s text:c="8"/>do <text:s/></text:p>
      <text:p text:style-name="P23"><text:s text:c="16"/>{scanf("%d%c",&amp;s[i],&amp;c);</text:p>
      <text:p text:style-name="P23"><text:s text:c="16"/>i++;}</text:p>
      <text:p text:style-name="P23"><text:s text:c="8"/>while <text:s/>(c!='\n');</text:p>
      <text:p text:style-name="P23"><text:s text:c="8"/>s[i]='\0';</text:p>
      <text:p text:style-name="P23"><text:s text:c="8"/>switch (choose)</text:p>
      <text:p text:style-name="P23"><text:s text:c="8"/>{ <text:s text:c="5"/>case 0:printf("%d",index_first_even(s,i));</text:p>
      <text:p text:style-name="P24"><text:s text:c="24"/>break;</text:p>
      <text:p text:style-name="P24"><text:tab/><text:tab/> <text:s text:c="3"/>case 1:printf("%d",index_last_odd(s,i));</text:p>
      <text:p text:style-name="P23"><text:s text:c="24"/>break;</text:p>
      <text:p text:style-name="P23"><text:s text:c="15"/>case 2:printf("%d",sum_between_even_odd(s,i));</text:p>
      <text:p text:style-name="P23"><text:s text:c="24"/>break;</text:p>
      <text:p text:style-name="P23"><text:s text:c="15"/>case 3:printf("%d",sum_before_even_and_after_odd(s,i));</text:p>
      <text:p text:style-name="P23"><text:s text:c="24"/>break;</text:p>
      <text:p text:style-name="P23"><text:s text:c="15"/>default: printf("данные некорректны");}</text:p>
      <text:p text:style-name="P2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fo:font-size="14pt" officeooo:rsid="0042347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 text:c="121"/><text:span text:style-name="MT1"><text:page-number text:select-page="current">6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49M24S</meta:editing-duration>
    <meta:editing-cycles>30</meta:editing-cycles>
    <meta:generator>LibreOffice/6.4.7.2$Linux_X86_64 LibreOffice_project/40$Build-2</meta:generator>
    <dc:date>2021-10-05T19:35:37.466140374</dc:date>
    <meta:document-statistic meta:table-count="2" meta:image-count="0" meta:object-count="0" meta:page-count="6" meta:paragraph-count="127" meta:word-count="500" meta:character-count="4702" meta:non-whitespace-character-count="3726"/>
  </office:meta>
</office:document-meta>
</file>